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9pt" style:font-size-asian="9pt" style:font-size-complex="9pt"/>
    </style:style>
    <style:style style:name="P3" style:family="paragraph" style:parent-style-name="Text_20_body" style:list-style-name="L1">
      <style:paragraph-properties fo:margin-top="0in" fo:margin-bottom="0in"/>
    </style:style>
    <style:style style:name="P4" style:family="paragraph" style:parent-style-name="Text_20_body" style:list-style-name="L1"/>
    <style:style style:name="P5" style:family="paragraph" style:parent-style-name="Standard" style:list-style-name="L2"/>
    <style:style style:name="P6" style:family="paragraph" style:parent-style-name="Text_20_body" style:list-style-name="L3"/>
    <style:style style:name="P7" style:family="paragraph" style:parent-style-name="Heading_20_2">
      <style:paragraph-properties fo:break-before="page"/>
    </style:style>
    <style:style style:name="P8" style:family="paragraph" style:parent-style-name="List_20_Heading">
      <style:paragraph-properties fo:margin-left="0.3937in" fo:margin-right="0.3937in" fo:margin-top="0in" fo:margin-bottom="0.1965in" fo:text-indent="0in" style:auto-text-indent="false"/>
    </style:style>
    <style:style style:name="P9" style:family="paragraph" style:parent-style-name="List_20_Contents">
      <style:paragraph-properties fo:margin-left="0.7874in" fo:margin-right="0.3937in" fo:margin-top="0in" fo:margin-bottom="0.1965in" fo:text-indent="0in" style:auto-text-indent="false"/>
    </style:style>
    <style:style style:name="P10" style:family="paragraph" style:parent-style-name="Standard">
      <style:paragraph-properties fo:margin-left="0.4925in" fo:margin-right="0in" fo:text-indent="0in" style:auto-text-indent="false"/>
      <style:text-properties style:font-name="Courier"/>
    </style:style>
    <style:style style:name="P11" style:family="paragraph" style:parent-style-name="Standard">
      <style:paragraph-properties fo:margin-left="0.4925in" fo:margin-right="0in" fo:text-indent="0in" style:auto-text-indent="false"/>
    </style:style>
    <style:style style:name="P12" style:family="paragraph" style:parent-style-name="Standard">
      <style:paragraph-properties fo:margin-left="0.9846in" fo:margin-right="0in" fo:text-indent="0in" style:auto-text-indent="false"/>
    </style:style>
    <style:style style:name="P13" style:family="paragraph" style:parent-style-name="Heading_20_3">
      <style:paragraph-properties fo:break-before="page"/>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style:font-name="Courier" fo:font-weight="normal" style:font-weight-asian="normal" style:font-weight-complex="normal"/>
    </style:style>
    <style:style style:name="P16" style:family="paragraph" style:parent-style-name="List_20_Contents">
      <style:paragraph-properties fo:margin-left="0in" fo:margin-right="0.3937in" fo:margin-top="0in" fo:margin-bottom="0.1965in" fo:text-indent="0in" style:auto-text-indent="false"/>
    </style:style>
    <style:style style:name="P17" style:family="paragraph" style:parent-style-name="List_20_Contents" style:list-style-name="L5">
      <style:paragraph-properties fo:margin-left="0in" fo:margin-right="0.3937in" fo:margin-top="0in" fo:margin-bottom="0.1965in" fo:text-indent="0in" style:auto-text-indent="false"/>
    </style:style>
    <style:style style:name="P18" style:family="paragraph" style:parent-style-name="Preformatted_20_Text">
      <style:paragraph-properties fo:margin-left="0.4925in" fo:margin-right="0in" fo:text-indent="0in" style:auto-text-indent="false"/>
      <style:text-properties style:font-name="Courier"/>
    </style:style>
    <style:style style:name="P19" style:family="paragraph" style:parent-style-name="Preformatted_20_Text">
      <style:paragraph-properties fo:margin-left="0.4925in" fo:margin-right="0in" fo:margin-top="0in" fo:margin-bottom="0.1965in" fo:text-indent="0in" style:auto-text-indent="false"/>
      <style:text-properties style:font-name="Courier"/>
    </style:style>
    <style:style style:name="P20" style:family="paragraph" style:parent-style-name="Standard">
      <style:paragraph-properties fo:margin-left="0.4925in" fo:margin-right="0in" fo:text-indent="0in" style:auto-text-indent="false"/>
      <style:text-properties style:font-name="Bitstream Vera Serif"/>
    </style:style>
    <style:style style:name="P21" style:family="paragraph" style:parent-style-name="Standard">
      <style:text-properties style:font-name="Courier"/>
    </style:style>
    <style:style style:name="P22" style:family="paragraph" style:parent-style-name="Standard">
      <style:paragraph-properties fo:margin-left="0.4925in" fo:margin-right="0in" fo:margin-top="0in" fo:margin-bottom="0.1965in" fo:text-indent="0in" style:auto-text-indent="false"/>
      <style:text-properties style:font-name="Courier"/>
    </style:style>
    <style:style style:name="P23" style:family="paragraph" style:parent-style-name="Standard">
      <style:paragraph-properties fo:margin-left="0.4925in" fo:margin-right="0in" fo:margin-top="0in" fo:margin-bottom="0.1965in" fo:text-indent="0in" style:auto-text-indent="false"/>
      <style:text-properties style:font-name="Bitstream Vera Serif"/>
    </style:style>
    <style:style style:name="P24" style:family="paragraph" style:parent-style-name="Standard">
      <style:paragraph-properties fo:margin-left="0.9846in" fo:margin-right="0in" fo:text-indent="0in" style:auto-text-indent="false"/>
      <style:text-properties style:font-name="Courier"/>
    </style:style>
    <style:style style:name="P25" style:family="paragraph" style:parent-style-name="Standard">
      <style:paragraph-properties fo:margin-left="0in" fo:margin-right="0in" fo:text-indent="0in" style:auto-text-indent="false"/>
      <style:text-properties style:font-name="Bitstream Vera Serif"/>
    </style:style>
    <style:style style:name="P26" style:family="paragraph" style:parent-style-name="Standard">
      <style:text-properties fo:font-style="normal" style:font-style-asian="normal" style:font-style-complex="normal"/>
    </style:style>
    <style:style style:name="P27" style:family="paragraph" style:parent-style-name="Standard">
      <style:text-properties style:font-name="Bitstream Vera Serif" fo:font-style="normal" style:font-style-asian="normal" style:font-style-complex="normal"/>
    </style:style>
    <style:style style:name="P28" style:family="paragraph" style:parent-style-name="Standard">
      <style:paragraph-properties fo:margin-left="0.4925in" fo:margin-right="0in" fo:text-indent="0in" style:auto-text-indent="false"/>
      <style:text-properties fo:font-style="normal" style:font-style-asian="normal" style:font-style-complex="normal"/>
    </style:style>
    <style:style style:name="P29" style:family="paragraph" style:parent-style-name="Text_20_body" style:list-style-name="L6"/>
    <style:style style:name="P30" style:family="paragraph" style:parent-style-name="Text_20_body" style:list-style-name="L7">
      <style:paragraph-properties fo:margin-left="-0.4925in" fo:margin-right="0in" fo:margin-top="0in" fo:margin-bottom="0in" fo:text-indent="0in" style:auto-text-indent="false"/>
      <style:text-properties fo:font-style="normal" style:font-style-asian="normal" style:font-style-complex="normal"/>
    </style:style>
    <style:style style:name="P31" style:family="paragraph" style:parent-style-name="Text_20_body" style:list-style-name="L8">
      <style:paragraph-properties fo:margin-left="-0.4925in" fo:margin-right="0in" fo:margin-top="0in" fo:margin-bottom="0in" fo:text-indent="0in" style:auto-text-indent="false"/>
      <style:text-properties fo:font-style="normal" style:font-style-asian="normal" style:font-style-complex="normal"/>
    </style:style>
    <style:style style:name="P32" style:family="paragraph" style:parent-style-name="Text_20_body" style:list-style-name="L9">
      <style:paragraph-properties fo:margin-left="-0.4925in" fo:margin-right="0in" fo:margin-top="0in" fo:margin-bottom="0in" fo:text-indent="0in" style:auto-text-indent="false"/>
      <style:text-properties fo:font-style="normal" style:font-style-asian="normal" style:font-style-complex="normal"/>
    </style:style>
    <style:style style:name="P33" style:family="paragraph" style:parent-style-name="Text_20_body">
      <style:paragraph-properties fo:margin-left="0in" fo:margin-right="0in" fo:margin-top="0in" fo:margin-bottom="0in" fo:text-indent="0in" style:auto-text-indent="false"/>
      <style:text-properties fo:font-style="normal" style:font-style-asian="normal" style:font-style-complex="normal"/>
    </style:style>
    <style:style style:name="P34" style:family="paragraph" style:parent-style-name="Text_20_body">
      <style:paragraph-properties fo:margin-left="0.4925in" fo:margin-right="0in" fo:margin-top="0in" fo:margin-bottom="0in" fo:text-indent="0in" style:auto-text-indent="false"/>
      <style:text-properties style:font-name="Courier" fo:font-style="normal" style:font-style-asian="normal" style:font-style-complex="normal"/>
    </style:style>
    <style:style style:name="P35" style:family="paragraph" style:parent-style-name="Text_20_body">
      <style:paragraph-properties fo:margin-left="0.4925in" fo:margin-right="0in" fo:margin-top="0in" fo:margin-bottom="0in" fo:text-indent="0in" style:auto-text-indent="false"/>
      <style:text-properties fo:font-style="normal" style:font-style-asian="normal" style:font-style-complex="normal"/>
    </style:style>
    <style:style style:name="P36"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7" style:family="paragraph" style:parent-style-name="Text_20_body" style:master-page-name="">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indent="0in" style:auto-text-indent="false"/>
      <style:text-properties style:font-name="Courier" fo:font-style="normal" fo:font-weight="normal" style:font-style-asian="normal" style:font-weight-asian="normal" style:font-style-complex="normal" style:font-weight-complex="normal"/>
    </style:style>
    <style:style style:name="P40" style:family="paragraph" style:parent-style-name="Text_20_body">
      <style:paragraph-properties fo:margin-left="0.4925in" fo:margin-right="0in" fo:text-indent="0in" style:auto-text-indent="false"/>
      <style:text-properties style:font-name="Courier" fo:font-style="normal" fo:font-weight="normal" style:font-style-asian="normal" style:font-weight-asian="normal" style:font-style-complex="normal" style:font-weight-complex="normal"/>
    </style:style>
    <style:style style:name="P41" style:family="paragraph" style:parent-style-name="Text_20_body">
      <style:paragraph-properties fo:margin-left="0.4925in" fo:margin-right="0in" fo:margin-top="0in" fo:margin-bottom="0in" fo:text-indent="0in" style:auto-text-indent="false"/>
      <style:text-properties style:font-name="Courier" fo:font-style="normal" fo:font-weight="normal" style:font-style-asian="normal" style:font-weight-asian="normal" style:font-style-complex="normal" style:font-weight-complex="normal"/>
    </style:style>
    <style:style style:name="P42" style:family="paragraph" style:parent-style-name="Text_20_body">
      <style:paragraph-properties fo:margin-left="0in" fo:margin-right="0in" fo:text-indent="0in" style:auto-text-indent="false"/>
      <style:text-properties style:font-name="Bitstream Vera Serif" fo:font-style="normal" fo:font-weight="normal" style:font-style-asian="normal" style:font-weight-asian="normal" style:font-style-complex="normal" style:font-weight-complex="normal"/>
    </style:style>
    <style:style style:name="P43" style:family="paragraph" style:parent-style-name="Text_20_body">
      <style:paragraph-properties fo:margin-left="0.4925in" fo:margin-right="0in" fo:text-indent="0in" style:auto-text-indent="false"/>
      <style:text-properties style:font-name="Courier"/>
    </style:style>
    <style:style style:name="P44" style:family="paragraph" style:parent-style-name="Text_20_body">
      <style:text-properties style:font-name="Courier"/>
    </style:style>
    <style:style style:name="P45" style:family="paragraph" style:parent-style-name="Text_20_body">
      <style:text-properties style:font-name="Bitstream Vera Serif"/>
    </style:style>
    <style:style style:name="P46" style:family="paragraph" style:parent-style-name="Heading_20_3">
      <style:text-properties style:font-name="Bitstream Vera Sans"/>
    </style:style>
    <style:style style:name="P47" style:family="paragraph" style:parent-style-name="Heading_20_3">
      <style:paragraph-properties fo:margin-left="0in" fo:margin-right="0in" fo:text-indent="0in" style:auto-text-indent="false"/>
      <style:text-properties style:font-name="Bitstream Vera Sans"/>
    </style:style>
    <style:style style:name="P48" style:family="paragraph" style:parent-style-name="Heading_20_3">
      <style:paragraph-properties fo:margin-left="0in" fo:margin-right="0in" fo:text-indent="0in" style:auto-text-indent="false" fo:break-before="page"/>
      <style:text-properties style:font-name="Bitstream Vera Sans"/>
    </style:style>
    <style:style style:name="P49" style:family="paragraph" style:parent-style-name="Text_20_body">
      <style:paragraph-properties fo:margin-left="0in" fo:margin-right="0in" fo:text-indent="0in" style:auto-text-indent="false"/>
      <style:text-properties style:font-name="Bitstream Vera Serif"/>
    </style:style>
    <style:style style:name="T1" style:family="text">
      <style:text-properties style:font-name="Courier"/>
    </style:style>
    <style:style style:name="T2" style:family="text">
      <style:text-properties fo:font-style="italic" style:font-style-asian="italic" style:font-style-complex="italic"/>
    </style:style>
    <style:style style:name="T3" style:family="text">
      <style:text-properties style:font-name="Courier" fo:font-style="italic" style:font-style-asian="italic" style:font-style-complex="italic"/>
    </style:style>
    <style:style style:name="T4" style:family="text">
      <style:text-properties style:font-name="Courier" fo:font-style="normal" style:font-style-asian="normal" style:font-style-complex="normal"/>
    </style:style>
    <style:style style:name="T5" style:family="text">
      <style:text-properties fo:font-style="normal" style:font-style-asian="normal" style:font-style-complex="normal"/>
    </style:style>
    <style:style style:name="T6" style:family="text">
      <style:text-properties style:font-name="Bitstream Vera Serif"/>
    </style:style>
    <style:style style:name="T7" style:family="text">
      <style:text-properties style:use-window-font-color="true"/>
    </style:style>
    <style:style style:name="T8" style:family="text">
      <style:text-properties style:font-name="Courier"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gh Availability Setup Guide</text:p>
      <text:p text:style-name="Standard"/>
      <text:p text:style-name="P2">Revised: <text:date style:data-style-name="N84" text:date-value="2006-04-26T22:03:07">2006-04-26</text:date></text:p>
      <text:h text:style-name="Heading_20_1" text:outline-level="1">Introduction</text:h>
      <text:p text:style-name="Standard">This document describes the extra steps needed to configure a pair of systems for redundant operation to provide highly available calling service. <text:s/>It does not replace the normal installation guide; it should be used with the normal instructions to make the manual changes needed for a high availability installation.</text:p>
      <text:p text:style-name="Standard"/>
      <text:p text:style-name="Text_20_body">In an HA configuration, there are two servers: </text:p>
      <text:list text:style-name="L1">
        <text:list-item>
          <text:p text:style-name="P3">one Master Server running the full set of services.</text:p>
        </text:list-item>
        <text:list-item>
          <text:p text:style-name="P3">one Distributed Server running: </text:p>
          <text:list>
            <text:list-item>
              <text:p text:style-name="P3">forking proxy (sipproxy)</text:p>
            </text:list-item>
            <text:list-item>
              <text:p text:style-name="P3">authentication proxy (sipauthproxy)</text:p>
            </text:list-item>
            <text:list-item>
              <text:p text:style-name="P4">registrar/redirect service (sipregistrar)</text:p>
            </text:list-item>
          </text:list>
        </text:list-item>
      </text:list>
      <text:h text:style-name="Heading_20_2" text:outline-level="2">Hardware</text:h>
      <text:p text:style-name="Standard">Both servers should conform to the standard hardware guidelines in the installation guide. However, only the Master Server hosts a VXML service and stores the associated voicemail, so the Distributed Server does not need to budget disk for voicemail; it may have a /var partition that is correspondingly smaller. </text:p>
      <text:h text:style-name="Heading_20_2" text:outline-level="2">Select Server Names and Addresses</text:h>
      <text:p text:style-name="Standard">Select the fully qualified host names and IP addresses for your sipX servers. In the examples below, “example.com” represents the local domain name; replace it with your actual domain name for your installation. The host names used here are:</text:p>
      <text:p text:style-name="Standard"/>
      <text:list text:style-name="L2">
        <text:list-item>
          <text:p text:style-name="P5"><text:span text:style-name="T1">sipx1.example.com</text:span> for the Master Server</text:p>
        </text:list-item>
        <text:list-item>
          <text:p text:style-name="P5"><text:span text:style-name="T1">sipx2.example.com</text:span> for the Distributed Server</text:p>
        </text:list-item>
      </text:list>
      <text:p text:style-name="Standard"/>
      <text:p text:style-name="Standard">The HA system as a whole has a name of its own – the SIP domain name. <text:s/>This is the name that is used as the right side of the SIP addresses (sip:<text:a xlink:type="simple" xlink:href="mailto:user@domain">user@domain</text:a>). <text:s/>Typically, this will be the domain name of the organization (example.com), but it may be any unique name within that domain.</text:p>
      <text:h text:style-name="Heading_20_1" text:outline-level="1">Installation</text:h>
      <text:p text:style-name="Text_20_body">The recommended installation sequence is:</text:p>
      <text:list text:style-name="L3">
        <text:list-item>
          <text:p text:style-name="P6">Install the Master Server</text:p>
        </text:list-item>
        <text:list-item>
          <text:p text:style-name="P6">Configure DNS</text:p>
        </text:list-item>
        <text:list-item>
          <text:p text:style-name="P6">Create TLS/SSL certificates</text:p>
        </text:list-item>
        <text:list-item>
          <text:p text:style-name="P6">Install the Distributed Server</text:p>
        </text:list-item>
        <text:list-item>
          <text:p text:style-name="P6">Modify Configurations</text:p>
        </text:list-item>
      </text:list>
      <text:p text:style-name="Text_20_body">Each of these steps is detailed below.</text:p>
      <text:h text:style-name="Heading_20_2" text:outline-level="2"/>
      <text:h text:style-name="P7" text:outline-level="2">Install Master Server</text:h>
      <text:p text:style-name="Text_20_body">Install the Master Server software normally, using the names you chose above for the SIP domain name and the host <text:s/>name.</text:p>
      <text:h text:style-name="Heading_20_2" text:outline-level="2">Configure DNS</text:h>
      <text:p text:style-name="Text_20_body">In order to provide load sharing and failover, all SIP message routing to redundant services in an HA configuration uses DNS SRV records. The following SRV records are required: </text:p>
      <text:p text:style-name="P8">domain </text:p>
      <text:p text:style-name="P9">The domain record maps the SIP domain name to the proxy host names. </text:p>
      <text:p text:style-name="P8">registrar </text:p>
      <text:p text:style-name="P9">In an HA configuration, each proxy is configured to use a registry service name that is <text:s/>mapped first to the registrar instance on the same Server, and then falls back to the registrar instance on the other Server .</text:p>
      <text:p text:style-name="P8">authproxy </text:p>
      <text:p text:style-name="P9">The authorization proxy service is also addressed using a service name that prefers the local instance first, with a fallback to the redundant instance.</text:p>
      <text:p text:style-name="Standard">To generate all the DNS records needed for your installation, use the <text:span text:style-name="T1">sipx-dns</text:span> command on the Master Server; log in to the server, and execute:</text:p>
      <text:p text:style-name="Standard"/>
      <text:p text:style-name="P10">sipx-dns <text:span text:style-name="T2">sip-domain server-name</text:span>/server-<text:span text:style-name="T2">ip server-name</text:span>/server-<text:span text:style-name="T2">ip</text:span></text:p>
      <text:p text:style-name="Standard"/>
      <text:p text:style-name="Standard">substituting your names and IP addresses:</text:p>
      <text:p text:style-name="Standard"/>
      <text:p text:style-name="P11">sip-domain <text:s text:c="2"/></text:p>
      <text:p text:style-name="P12">Is the domain that will be used as the domain part of your SIP addresses. <text:s/>Typically, this will be your top level domain name (example.com).</text:p>
      <text:p text:style-name="Standard"/>
      <text:p text:style-name="P11">server-name/server-ip</text:p>
      <text:p text:style-name="P12">This is the fully qualified name and IP address of each sipXpbx server in your domain, separated by a ‘/’ character.</text:p>
      <text:p text:style-name="Standard"/>
      <text:p text:style-name="Standard">The output of the <text:span text:style-name="T1">sipx-dns</text:span> command is suitable for use in a zone file for the BIND nameserver (Linux <text:span text:style-name="T1">named</text:span>).</text:p>
      <text:h text:style-name="Heading_20_3" text:outline-level="3"/>
      <text:h text:style-name="P13" text:outline-level="3">Example DNS Configuration</text:h>
      <text:p text:style-name="Text_20_body">For the example HA configuration, the DNS records can be generated by:</text:p>
      <text:p text:style-name="Standard"/>
      <text:p text:style-name="P10">sipx-dns example.com sipx1.example.com/10.1.1.50 sipx2.example.com/10.1.2.50</text:p>
      <text:p text:style-name="P14"/>
      <text:p text:style-name="P14">the output generated is:</text:p>
      <text:p text:style-name="P14"/>
      <text:p text:style-name="P15">;;;;;;;;;;;;;;;;;;;;;;;;;;;;;;;;;;;;;;;;;;;;;;;;;;;;;;;;;;;;;;;;</text:p>
      <text:p text:style-name="P15">; sipX Servers for SIP domain 'example.com'</text:p>
      <text:p text:style-name="P15">;;;;;;;;;;;;;;;;;;;;;;;;;;;;;;;;;;;;;;;;;;;;;;;;;;;;;;;;;;;;;;;;</text:p>
      <text:p text:style-name="P15">sipx1.example.com.<text:tab/>IN<text:tab/>A<text:tab/>10.1.1.50</text:p>
      <text:p text:style-name="P15">sipx2.example.com.<text:tab/>IN<text:tab/>A<text:tab/>10.1.2.50</text:p>
      <text:p text:style-name="P15"/>
      <text:p text:style-name="P15"/>
      <text:p text:style-name="P15">;example.com.<text:tab/><text:tab/>IN<text:tab/>NAPTR<text:tab/>2 0 "s" "SIP+D2T" "" _sip._tcp.example.com.</text:p>
      <text:p text:style-name="P15">example.com.<text:tab/><text:tab/>IN<text:tab/>NAPTR<text:tab/>2 0 "s" "SIP+D2U" "" _sip._udp.example.com.</text:p>
      <text:p text:style-name="P15">;_sip._tcp.example.com.<text:tab/>IN<text:tab/>SRV<text:tab/>1 0 5060 sipx1.example.com.</text:p>
      <text:p text:style-name="P15">;_sip._tcp.example.com.<text:tab/>IN<text:tab/>SRV<text:tab/>1 0 5060 sipx2.example.com.</text:p>
      <text:p text:style-name="P15">_sip._udp.example.com.<text:tab/>IN<text:tab/>SRV<text:tab/>1 0 5060 sipx1.example.com.</text:p>
      <text:p text:style-name="P15">_sip._udp.example.com.<text:tab/>IN<text:tab/>SRV<text:tab/>1 0 5060 sipx2.example.com.</text:p>
      <text:p text:style-name="P15"/>
      <text:p text:style-name="P15">; sipx1.example.com routing for registry/redirect service</text:p>
      <text:p text:style-name="P15">;_sip._tcp.rr.sipx1.example.com.<text:tab/>IN<text:tab/>SRV<text:tab/>1 <text:s text:c="2"/>0 5070 sipx1.example.com.</text:p>
      <text:p text:style-name="P15">_sip._tcp.rr.sipx1.example.com.<text:tab/>IN<text:tab/>SRV<text:tab/>2 100 5070 sipx2.example.com.</text:p>
      <text:p text:style-name="P15"/>
      <text:p text:style-name="P15">; sipx1.example.com routing for authorization service</text:p>
      <text:p text:style-name="P15">;_sip._tcp.ap.sipx1.example.com.<text:tab/>IN<text:tab/>SRV<text:tab/>1 <text:s text:c="2"/>0 5080 sipx1.example.com.</text:p>
      <text:p text:style-name="P15">_sip._tcp.ap.sipx1.example.com.<text:tab/>IN<text:tab/>SRV<text:tab/>2 100 5080 sipx2.example.com.</text:p>
      <text:p text:style-name="P15"/>
      <text:p text:style-name="P15">; sipx2.example.com routing for registry/redirect service</text:p>
      <text:p text:style-name="P15">;_sip._tcp.rr.sipx2.example.com.<text:tab/>IN<text:tab/>SRV<text:tab/>1 <text:s text:c="2"/>0 5070 sipx2.example.com.</text:p>
      <text:p text:style-name="P15">_sip._tcp.rr.sipx2.example.com.<text:tab/>IN<text:tab/>SRV<text:tab/>2 100 5070 sipx1.example.com.</text:p>
      <text:p text:style-name="P15"/>
      <text:p text:style-name="P15">; sipx2.example.com routing for authorization service</text:p>
      <text:p text:style-name="P15">;_sip._tcp.ap.sipx2.example.com.<text:tab/>IN<text:tab/>SRV<text:tab/>1 <text:s text:c="2"/>0 5080 sipx2.example.com.</text:p>
      <text:p text:style-name="P15">_sip._tcp.ap.sipx2.example.com.<text:tab/>IN<text:tab/>SRV<text:tab/>2 100 5080 sipx1.example.com.</text:p>
      <text:p text:style-name="P15"/>
      <text:p text:style-name="P15">;;;;;;;;;;;;;;;;;;;;;;;;;;;;;;;;;;;;;;;;;;;;;;;;;;;;;;;;;;;;;;;;</text:p>
      <text:p text:style-name="Standard"/>
      <text:h text:style-name="P7" text:outline-level="2">Create TLS/SSL Certificates</text:h>
      <text:p text:style-name="P16">The synchronization of the replicated services in an HA configuration is secured by TLS, and requires that:</text:p>
      <text:list text:style-name="L5">
        <text:list-item>
          <text:p text:style-name="P17">the certificates for each system are signed by an authority trusted by each system.</text:p>
        </text:list-item>
        <text:list-item>
          <text:p text:style-name="P17">Each certificate contains a SubjectAltName entry with the DNS name for the host.</text:p>
        </text:list-item>
      </text:list>
      <text:p text:style-name="Standard">If you use the gen-ssl-keys.sh script to create self-signed certificates for your systems, these requirements are met for you. <text:s/></text:p>
      <text:p text:style-name="Standard"/>
      <text:p text:style-name="Standard">Create and install the certificate for the Master Server by logging in to the Master Server, and execute:</text:p>
      <text:p text:style-name="P11"/>
      <text:p text:style-name="P18">mkdir $HOME/sslkeys</text:p>
      <text:p text:style-name="P19">cd $HOME/sslkeys<text:line-break/>/usr/bin/ssl-cert/gen-ssl-keys.sh</text:p>
      <text:p text:style-name="P20">answer the questions, providing the name of your domain and the Master Server.</text:p>
      <text:p text:style-name="P20"/>
      <text:p text:style-name="Standard">To create a compatible certificate for the Distributed Server, in that same directory execute:</text:p>
      <text:p text:style-name="P21"/>
      <text:p text:style-name="P22">/usr/bin/ssl-cert/gen-ssl-keys.sh --csr</text:p>
      <text:p text:style-name="P23">answer the questions; the default answers should be correct for all but the full name of the server : provide the name of the Distributed Server. <text:s/>The above creates a key and a certificate request for the Distributed Server. <text:s/>The certificate request is the file named <text:span text:style-name="T3">dist-server</text:span><text:span text:style-name="T4">.csr</text:span>, where <text:span text:style-name="T3">dist-server</text:span> is the name of the Distributed Server. <text:s/>To create the certificate for the Distributed Server, execute:</text:p>
      <text:p text:style-name="P22">/usr/bin/ssl-cert/gen-ssl-keys.sh –-sign <text:span text:style-name="T2">dist-server</text:span><text:span text:style-name="T5">.csr</text:span></text:p>
      <text:p text:style-name="P20">The above will produce the files:</text:p>
      <text:p text:style-name="P24"><text:span text:style-name="T2">dist-server</text:span>.key<text:line-break/><text:span text:style-name="T2">dist-server</text:span>.crt</text:p>
      <text:p text:style-name="P24"><text:span text:style-name="T2">caname</text:span>.crt</text:p>
      <text:p text:style-name="P20">where <text:span text:style-name="T3">dist-server</text:span> is the name you provided for the Distributed Server, and <text:span text:style-name="T3">caname</text:span> is the name you provided for the Certificate Authority. <text:s/>These three files will need to be copied to the Distributed Server when it is installed (see below).</text:p>
      <text:p text:style-name="P20"/>
      <text:p text:style-name="P25">Install the certificates and key for the Master Server by running the following as root in that directory:</text:p>
      <text:p text:style-name="P20"/>
      <text:p text:style-name="P10">/usr/bin/ssl-cert/install-cert.sh</text:p>
      <text:h text:style-name="Heading_20_2" text:outline-level="2"/>
      <text:h text:style-name="P7" text:outline-level="2">Install the Distributed Server</text:h>
      <text:p text:style-name="P26">Install the sipXpbx software on the Distributed Server normally. <text:s text:c="2"/>When you reach the step of generating the TLS/SSL certificate, rather than generating new certificates, copy <text:span text:style-name="T6">the files:</text:span></text:p>
      <text:p text:style-name="P27"/>
      <text:p text:style-name="P11"><text:span text:style-name="T3">dist-server</text:span><text:span text:style-name="T1">.key<text:line-break/></text:span><text:span text:style-name="T3">dist-server</text:span><text:span text:style-name="T1">.crt</text:span></text:p>
      <text:p text:style-name="P28"><text:span text:style-name="T3">caname</text:span><text:span text:style-name="T1">.crt</text:span> <text:s/></text:p>
      <text:p text:style-name="P28"/>
      <text:p text:style-name="P26">that you created on the Master Server to the Distributed Server and execute the following as root in the directory:</text:p>
      <text:p text:style-name="P20"/>
      <text:p text:style-name="P10">/usr/bin/ssl-cert/install-cert.sh</text:p>
      <text:p text:style-name="Standard"/>
      <text:p text:style-name="Standard">When the installation is finished, log in to the servers to modify configurations.</text:p>
      <text:h text:style-name="Heading_20_2" text:outline-level="2">Modify Configurations</text:h>
      <text:p text:style-name="Text_20_body">There are <text:span text:style-name="T7">5 sets of</text:span> changes to be made to the configurations:</text:p>
      <text:list text:style-name="L6">
        <text:list-item>
          <text:p text:style-name="P29">Disable non-replicated services on the Distributed Server.</text:p>
        </text:list-item>
        <text:list-item>
          <text:p text:style-name="P29">Configure routing for non-replicated services on the Distributed Server</text:p>
        </text:list-item>
        <text:list-item>
          <text:p text:style-name="P29">Configure the Master Server to manage the Distributed Server.</text:p>
        </text:list-item>
        <text:list-item>
          <text:p text:style-name="P29">Configure registry synchronization on both servers.</text:p>
        </text:list-item>
        <text:list-item>
          <text:p text:style-name="P29">Configure routing for redundant services on both servers.</text:p>
        </text:list-item>
        <text:list-item>
          <text:p text:style-name="P29">Check that the realm is the same on both servers</text:p>
        </text:list-item>
      </text:list>
      <text:h text:style-name="Heading_20_3" text:outline-level="3">Disable non-replicated services on the Distributed Server</text:h>
      <text:p text:style-name="Text_20_body">The Distributed Server runs only three services:</text:p>
      <text:list text:style-name="L7">
        <text:list-item>
          <text:list>
            <text:list-item>
              <text:p text:style-name="P30">registrar/redirect service (sipregistrar)</text:p>
            </text:list-item>
          </text:list>
        </text:list-item>
      </text:list>
      <text:list text:style-name="L8">
        <text:list-item>
          <text:list>
            <text:list-item>
              <text:p text:style-name="P31">forking proxy (sipproxy)</text:p>
            </text:list-item>
          </text:list>
        </text:list-item>
      </text:list>
      <text:list text:style-name="L9">
        <text:list-item>
          <text:list>
            <text:list-item>
              <text:p text:style-name="P32">authentication proxy (sipauthproxy)</text:p>
            </text:list-item>
          </text:list>
        </text:list-item>
      </text:list>
      <text:p text:style-name="P33"/>
      <text:p text:style-name="P33">To disable the other services, changes are needed in two files:</text:p>
      <text:p text:style-name="P33"/>
      <text:p text:style-name="P34">/etc/sipxpbx/WatchDog.xml</text:p>
      <text:p text:style-name="P34">/etc/sipxpbx/ProcessDefinitions.xml</text:p>
      <text:p text:style-name="P35"/>
      <text:p text:style-name="P33">Edit the file <text:span text:style-name="T8">/etc/sipxpbx/WatchDog.xml </text:span><text:span text:style-name="T9">on the Distributed Server (for safety, first make a backup copy of the file, e.g., WatchDog.xml.bak). Each process has an entry like this one for the status server:</text:span></text:p>
      <text:p text:style-name="P36"/>
      <text:p text:style-name="P37"><text:s text:c="6"/>&lt;process name="SIPStatus"</text:p>
      <text:p text:style-name="P38"><text:s text:c="9"/>restart="enable" max_restarts="3" report="enable" max_reports="3"&gt;</text:p>
      <text:p text:style-name="P38"><text:s text:c="9"/>&lt;failure_contact method="email"&gt;wgillett@localhost&lt;/failure_contact&gt;</text:p>
      <text:p text:style-name="P39"><text:s text:c="6"/>&lt;/process&gt;</text:p>
      <text:p text:style-name="P36">Remove the process elements (from ‘&lt;process’ through ‘&lt;/process&gt;’ inclusive) for all processes except those with the names “KeepAlive”, ”SIPRegistrar”, ”SIPProxy”, and “SIPAuthProxy”, which conveniently appear at the top of WatchDog.xml in the order listed. <text:s/>Save the file, and then run the following command to check that the file is still valid (again, nothing printed means ok):</text:p>
      <text:p text:style-name="P40">sipx-validate-xml /etc/sipxpbx/WatchDog.xml</text:p>
      <text:p text:style-name="P33">Edit the file <text:span text:style-name="T8">/etc/sipxpbx/ProcessDefinitions.xml </text:span><text:span text:style-name="T9">on the Distributed Server (again, make a backup copy first). Each process has an entry like this one for the status server:</text:span></text:p>
      <text:p text:style-name="P38"/>
      <text:p text:style-name="P41"><text:s text:c="8"/>&lt;process name="SIPStatus"&gt;</text:p>
      <text:p text:style-name="P41"><text:s text:c="12"/>&lt;dependentdelay wait="0" /&gt;</text:p>
      <text:p text:style-name="P41"><text:s text:c="12"/>&lt;stdout file="/dev/null" /&gt;</text:p>
      <text:p text:style-name="P41"><text:s text:c="12"/>&lt;stderr file="/dev/null" /&gt;</text:p>
      <text:p text:style-name="P41"><text:s text:c="12"/>&lt;stdin <text:s/>file="" /&gt;</text:p>
      <text:p text:style-name="P41"><text:s text:c="12"/>&lt;start control="true"&gt;</text:p>
      <text:p text:style-name="P41"><text:s text:c="16"/>&lt;execute command="/opt/ha/bin/sipstatus.sh"</text:p>
      <text:p text:style-name="P41"><text:s text:c="25"/>parameters=""</text:p>
      <text:p text:style-name="P41"><text:s text:c="25"/>defaultdir="/opt/ha/var/log/sipxpbx" /&gt;</text:p>
      <text:p text:style-name="P41"><text:s text:c="12"/>&lt;/start&gt;</text:p>
      <text:p text:style-name="P41"><text:s text:c="12"/>&lt;!-- If no execute, then kill --&gt;</text:p>
      <text:p text:style-name="P41"><text:s text:c="12"/>&lt;stop control="true" /&gt;</text:p>
      <text:p text:style-name="P41"><text:s text:c="12"/>&lt;!-- If no execute, then stop-start --&gt;</text:p>
      <text:p text:style-name="P41"><text:s text:c="12"/>&lt;restart control="true" /&gt;</text:p>
      <text:p text:style-name="P41"><text:s text:c="12"/>&lt;!-- &lt;dependency&gt;??&lt;/dependency&gt; --&gt;</text:p>
      <text:p text:style-name="P41"><text:s text:c="8"/>&lt;/process&gt;</text:p>
      <text:p text:style-name="P41"/>
      <text:p text:style-name="Standard">For each entry in the file except the KeepAlive, SIPRegistrar, SIPProxy, and SIPAuthProxy, <text:s/>change the line:</text:p>
      <text:p text:style-name="P41"><text:s text:c="12"/>&lt;start control="true"&gt;</text:p>
      <text:p text:style-name="Standard">to</text:p>
      <text:p text:style-name="P41"><text:s text:c="12"/>&lt;start control="false"&gt;</text:p>
      <text:p text:style-name="Standard"/>
      <text:p text:style-name="Standard">save the file, and validate it by running:</text:p>
      <text:p text:style-name="Standard"/>
      <text:p text:style-name="P40">sipx-validate-xml /etc/sipxpbx/ProcessDefinitions.xml</text:p>
      <text:p text:style-name="P42">if no errors are printed, the file is valid.</text:p>
      <text:h text:style-name="Heading_20_3" text:outline-level="3">Configure routing for non-replicated services on the Distributed Server</text:h>
      <text:p text:style-name="Text_20_body">In order for requests arriving at the proxy on the Distributed Server to be routed correctly to the services that are available only on the Master Server, edit the file /etc/sipxpbx/config.defs on the Distributed Server.</text:p>
      <text:p text:style-name="Text_20_body">Change each of the following lines (they are not all together like this in the file):</text:p>
      <text:p text:style-name="P43">CONFIG_SERVER_ADDR=${MY_IP_ADDR}</text:p>
      <text:p text:style-name="P43">MEDIA_SERVER_ADDR=${MY_IP_ADDR}</text:p>
      <text:p text:style-name="P43">STATUS_SERVER_ADDR=${MY_IP_ADDR}</text:p>
      <text:p text:style-name="P43">VOICEMAIL_SERVER_ADDR=${MY_IP_ADDR}</text:p>
      <text:p text:style-name="P43">VOICEMAIL_SERVER_HOSTNAME=${MY_IP_ADDR}</text:p>
      <text:p text:style-name="P43">ORBIT_SERVER_ADDR=${MY_IP_ADDR}</text:p>
      <text:p text:style-name="P43">PRESENCE_SERVER_ADDR=${MY_IP_ADDR}</text:p>
      <text:p text:style-name="Standard">on each of the above, replace <text:span text:style-name="T1">${MY_IP_ADDR}</text:span> with the fully qualified host name of your Master Server.</text:p>
      <text:p text:style-name="Standard"/>
      <text:h text:style-name="P13" text:outline-level="3">Configure the Master Server to manage the Distributed Server</text:h>
      <text:p text:style-name="Standard">On the Master Server, edit the file <text:span text:style-name="T1">/etc/sipxpbx/topology.xml.in</text:span>, which should look like:</text:p>
      <text:p text:style-name="Standard"/>
      <text:p text:style-name="P21">&lt;?xml version="1.0" ?&gt;</text:p>
      <text:p text:style-name="P21"/>
      <text:p text:style-name="P21">&lt;!-- This file defines the "topology" file that resides on the </text:p>
      <text:p text:style-name="P21"><text:s text:c="5"/>configuration server. <text:s/>This file acts as a registry/database for </text:p>
      <text:p text:style-name="P21"><text:s text:c="5"/>replication targets and remove process management agents --&gt;</text:p>
      <text:p text:style-name="P21"/>
      <text:p text:style-name="P21">&lt;!DOCTYPE topology [</text:p>
      <text:p text:style-name="P21"><text:s text:c="5"/>&lt;!ELEMENT topology (location+)&gt;</text:p>
      <text:p text:style-name="P21"><text:s text:c="5"/>&lt;!ELEMENT location (component+, replication_url, agent_url, sip_domain?)&gt;</text:p>
      <text:p text:style-name="P21"><text:s text:c="5"/>&lt;!ATTLIST location id CDATA #REQUIRED&gt;</text:p>
      <text:p text:style-name="P21"><text:s text:c="5"/>&lt;!ELEMENT component EMPTY&gt;</text:p>
      <text:p text:style-name="P21"><text:s text:c="5"/>&lt;!ATTLIST component id CDATA <text:s/>#REQUIRED&gt;</text:p>
      <text:p text:style-name="P21"><text:s text:c="5"/>&lt;!ATTLIST component type <text:s/>(media-server | config-server | comm-server) #REQUIRED&gt;</text:p>
      <text:p text:style-name="P21"><text:s text:c="5"/>&lt;!ELEMENT replication_url (#PCDATA)&gt;</text:p>
      <text:p text:style-name="P21"><text:s text:c="5"/>&lt;!ELEMENT agent_url (#PCDATA)&gt;</text:p>
      <text:p text:style-name="P21"><text:s text:c="5"/>&lt;!ELEMENT sip_domain (#PCDATA)&gt;</text:p>
      <text:p text:style-name="P21">]&gt;</text:p>
      <text:p text:style-name="P21"><text:s/></text:p>
      <text:p text:style-name="P21">&lt;topology&gt;</text:p>
      <text:p text:style-name="P21"><text:s text:c="3"/>&lt;location id="Config Server, Media Server and Comm Server"&gt;</text:p>
      <text:p text:style-name="P21"><text:s text:c="6"/>&lt;component id="MediaServer1" type="media-server" /&gt; <text:s text:c="8"/></text:p>
      <text:p text:style-name="P21"><text:s text:c="6"/>&lt;component id="CommServer1" <text:s/>type="comm-server" /&gt; <text:s text:c="8"/></text:p>
      <text:p text:style-name="P21"><text:s text:c="6"/>&lt;replication_url&gt;</text:p>
      <text:p text:style-name="P21"><text:s text:c="9"/>https://${MY_FULL_HOSTNAME}:${CONFIG_SERVER_HTTPS_PORT}/cgi-bin/replication/replication.cgi</text:p>
      <text:p text:style-name="P21"><text:s text:c="6"/>&lt;/replication_url&gt;</text:p>
      <text:p text:style-name="P21"><text:s text:c="6"/>&lt;agent_url&gt;</text:p>
      <text:p text:style-name="P21"><text:s text:c="9"/>https://${MY_FULL_HOSTNAME}:${CONFIG_SERVER_HTTPS_PORT}/cgi-bin/processmonitor/process.cgi</text:p>
      <text:p text:style-name="P21"><text:s text:c="6"/>&lt;/agent_url&gt;</text:p>
      <text:p text:style-name="P21"><text:s text:c="3"/>&lt;/location&gt; <text:s text:c="5"/></text:p>
      <text:p text:style-name="P21"/>
      <text:p text:style-name="P21"><text:s text:c="3"/>&lt;!-- REMOVE THIS LINE TO ADD DISTRIBUTED SERVER </text:p>
      <text:p text:style-name="P21"><text:s text:c="3"/>&lt;location id="Distributed Comm Server"&gt;</text:p>
      <text:p text:style-name="P21"><text:s text:c="6"/>&lt;component id="CommServer2" <text:s/>type="comm-server" /&gt; <text:s text:c="8"/></text:p>
      <text:p text:style-name="P21"><text:s text:c="6"/>&lt;replication_url&gt;</text:p>
      <text:p text:style-name="P21"><text:s text:c="9"/>https://DISTRIBUTED_HOSTNAME:${CONFIG_SERVER_HTTPS_PORT}/cgi-bin/replication/replication.cgi</text:p>
      <text:p text:style-name="P21"><text:s text:c="6"/>&lt;/replication_url&gt;</text:p>
      <text:p text:style-name="P21"><text:s text:c="6"/>&lt;agent_url&gt;</text:p>
      <text:p text:style-name="P21"><text:s text:c="9"/>https://DISTRIBUTED_HOSTNAME:${CONFIG_SERVER_HTTPS_PORT}/cgi-bin/processmonitor/process.cgi</text:p>
      <text:p text:style-name="P21"><text:s text:c="6"/>&lt;/agent_url&gt;</text:p>
      <text:p text:style-name="P21"><text:s text:c="3"/>&lt;/location&gt; <text:s text:c="2"/></text:p>
      <text:p text:style-name="P21"><text:s text:c="3"/>REMOVE THIS LINE TO ADD DISTRIBUTED SERVER --&gt;</text:p>
      <text:p text:style-name="P21">&lt;/topology&gt;</text:p>
      <text:p text:style-name="P21"/>
      <text:p text:style-name="Text_20_body">(some lines above are wrapped in this document but not in the original file)</text:p>
      <text:p text:style-name="Text_20_body">The default file shown instructs the configuration server to replicate configuration information only to itself. <text:s/>To configure replication to the Distributed server, delete the two lines:</text:p>
      <text:p text:style-name="P21"><text:s text:c="3"/>&lt;!-- REMOVE THIS LINE TO ADD DISTRIBUTED SERVER</text:p>
      <text:p text:style-name="P21">and</text:p>
      <text:p text:style-name="P21"><text:s text:c="3"/>REMOVE THIS LINE TO ADD DISTRIBUTED SERVER --&gt;</text:p>
      <text:p text:style-name="P21"/>
      <text:p text:style-name="Text_20_body">and change each instance of ‘<text:span text:style-name="T1">DISTRIBUTED_HOSTNAME’</text:span><text:span text:style-name="T6"> to the full name of your Distributed Server.</text:span></text:p>
      <text:h text:style-name="Heading_20_3" text:outline-level="3">Configure registry synchronization on both servers</text:h>
      <text:p text:style-name="Text_20_body">On both the Master and Distributed Servers, edit the file /etc/sipxpbx/registrar-config.in ; at the bottom of the file, you will find a block of lines:</text:p>
      <text:p text:style-name="P44"># See HaSetup.pdf for how to use the following</text:p>
      <text:p text:style-name="P44">#SIP_REGISTRAR_XMLRPC_PORT : 5077</text:p>
      <text:p text:style-name="P44">#SIP_REGISTRAR_NAME : ${MY_FULL_HOSTNAME}</text:p>
      <text:p text:style-name="P44">#SIP_REGISTRAR_SYNC_WITH : MASTER_HOSTNAME, DISTRIBUTED_HOSTNAME</text:p>
      <text:p text:style-name="P45">For each of the last three of these lines, delete the leading ‘#’ character (so that they begin ‘<text:span text:style-name="T1">SIP_REGISTRAR_</text:span>’).</text:p>
      <text:p text:style-name="P45">Replace <text:span text:style-name="T1">MASTER_HOSTNAME </text:span>and<text:span text:style-name="T1"> DISTRIBUTED_HOSTNAME </text:span>with the fully qualified host names of your Master and Distributed Servers.</text:p>
      <text:h text:style-name="P46" text:outline-level="3">Modify proxy routing for redundant services on both servers</text:h>
      <text:p text:style-name="P45">On both the Master and Distributed Servers, edit the file <text:span text:style-name="T1">/etc/sipxpbx/config.defs</text:span></text:p>
      <text:p text:style-name="P45">Find the line:</text:p>
      <text:p text:style-name="P43">REGISTRAR_SERVER_SIP_SRV_OR_HOSTPORT=${MY_FULL_HOSTNAME}</text:p>
      <text:p text:style-name="P45">and add ‘<text:span text:style-name="T1">rr.</text:span>’ after the ‘=’ to make it:</text:p>
      <text:p text:style-name="P43">REGISTRAR_SERVER_SIP_SRV_OR_HOSTPORT=<text:span text:style-name="T10">rr.</text:span>${MY_FULL_HOSTNAME}</text:p>
      <text:p text:style-name="P45">Find the line:</text:p>
      <text:p text:style-name="P43">AUTH_PROXY_SERVER_SIP_SRV_OR_HOSTPORT=${MY_FULL_HOSTNAME}</text:p>
      <text:p text:style-name="P45">and add ‘<text:span text:style-name="T1">ap.</text:span>’ after the ‘=’ to make it:</text:p>
      <text:p text:style-name="P43">AUTH_PROXY_SERVER_SIP_SRV_OR_HOSTPORT=<text:span text:style-name="T10">ap.</text:span>${MY_FULL_HOSTNAME}</text:p>
      <text:h text:style-name="P47" text:outline-level="3"/>
      <text:h text:style-name="P48" text:outline-level="3">Check that the domain and realm are the same on both servers</text:h>
      <text:p text:style-name="P49">In <text:span text:style-name="T1">/etc/sipxpbx/config.defs</text:span> there are two configuration assignments:</text:p>
      <text:p text:style-name="P43">SIPXCHANGE_DOMAIN_NAME=`hostname -f`</text:p>
      <text:p text:style-name="P43">SIPXCHANGE_REALM=`hostname -d`</text:p>
      <text:p text:style-name="P49">Each of these assignments must produce the exact same value on both the Master and Distributed servers; that is, the SIPXCHANGE_DOMAIN_NAME must be the same on both servers, and the SIPXCHANGE_REALM must be the same on both servers (the realm may be the same as the domain, but need not be). <text:s/>The eaiest way to ensure this is to remove the hostname commands (including the left-quote characters) and replace them with a string of your choice like:</text:p>
      <text:p text:style-name="P25"/>
      <text:p text:style-name="P43">SIPXCHANGE_DOMAIN_NAME=”example.com”</text:p>
      <text:p text:style-name="P43">SIPXCHANGE_REALM=”Example”</text:p>
      <text:p text:style-name="Text_20_body">The domain name is the value used to the right side of the ‘@’ in your SIP addresses (<text:a xlink:type="simple" xlink:href="mailto:alice@example.com">alice@example.com</text:a>). <text:s/>The realm is used to identify the administrative domain in SIP and web authentication.</text:p>
      <text:h text:style-name="Heading_20_2" text:outline-level="2">Your HA setup is complete. <text:s/>You may now proceed to configuring your systems.</text:h>
      <text:p text:style-name="Standard">When your system starts, you should see lines like these near the beginning of the /var/log/sipxpbx/sipregistrar.log file (it’s easier to read if you use the syslogviewer command):</text:p>
      <text:p text:style-name="Standard"/>
      <text:p text:style-name="P21"># syslogviewer -i &lt; /var/log/sipxpbx/sipregistrar.log</text:p>
      <text:p text:style-name="P21">2006-02-23T22:31:53.540094Z"</text:p>
      <text:p text:style-name="P21"><text:s text:c="3"/>:3:SIP:NOTICE:sipx1.example.com::00000000:SipRegistrar:</text:p>
      <text:p text:style-name="P21"><text:s text:c="3"/>SipRegistrar &gt;&gt;&gt;&gt;&gt;&gt;&gt;&gt;&gt;&gt;&gt;&gt;&gt;&gt;&gt;&gt; STARTED</text:p>
      <text:p text:style-name="P21">2006-02-23T22:31:53.542391Z"</text:p>
      <text:p text:style-name="P21"><text:s text:c="3"/>:19:SIP:NOTICE:sipx1.example.com::00000000:SipRegistrar:</text:p>
      <text:p text:style-name="P21"><text:s text:c="3"/>SipRegistrar::configurePeers: sipx2.example.com</text:p>
      <text:p text:style-name="P21">2006-02-2006-02-23T22:31:53.777835Z"</text:p>
      <text:p text:style-name="P21"><text:s text:c="3"/>:95:SIP:NOTICE:sipx1.example.com::B6BF5BB0:SipRegistrar:</text:p>
      <text:p text:style-name="P21"><text:s text:c="3"/>registerSync.reset success to 'sipx2.example.com'; update numbering synchronized.</text:p>
      <text:p text:style-name="Text_20_body"/>
      <text:p text:style-name="Text_20_body">There is an extra line wrap in the above after the timestamp to make the messages fit better on the page, and there may be more messages in your output depending on your configuration. <text:s/>The ‘configurePeers’ line shows what hosts are configured as peers, and registerSync.reset line shows that the initial synchronization with that peer has been achieved. <text:s/>Since the two systems cannot come up exactly simultaneously, the first to come up will show an error when it first attempts to contact its peer, indicating that the peer is UnReachable. This is normal, and will be corrected as soon as the peer initializes; there will be a log entry showing when that occurs to indicate that update numbering is syncronized.</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Walter Gillett</meta:initial-creator>
    <meta:creation-date>2006-01-22T19:07:32</meta:creation-date>
    <dc:date>2006-04-26T22:03:07</dc:date>
    <dc:language>en-US</dc:language>
    <meta:editing-cycles>42</meta:editing-cycles>
    <meta:editing-duration>P1DT23H17M13S</meta:editing-duration>
    <meta:user-defined meta:name="Info 1"/>
    <meta:user-defined meta:name="Info 2"/>
    <meta:user-defined meta:name="Info 3"/>
    <meta:user-defined meta:name="Info 4"/>
    <meta:document-statistic meta:table-count="0" meta:image-count="0" meta:object-count="0" meta:page-count="9" meta:paragraph-count="241" meta:word-count="2402" meta:character-count="16228"/>
  </office:meta>
</office:document-meta>
</file>